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0274" officeooo:paragraph-rsid="00050274"/>
    </style:style>
    <style:style style:name="P2" style:family="paragraph" style:parent-style-name="Standard">
      <style:text-properties officeooo:rsid="0006dce4" officeooo:paragraph-rsid="0006dce4"/>
    </style:style>
    <style:style style:name="P3" style:family="paragraph" style:parent-style-name="Standard">
      <style:text-properties officeooo:rsid="0008c997" officeooo:paragraph-rsid="0008c997"/>
    </style:style>
    <style:style style:name="T1" style:family="text">
      <style:text-properties officeooo:rsid="000c131c"/>
    </style:style>
    <style:style style:name="T2" style:family="text">
      <style:text-properties officeooo:rsid="000de4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re’s a big difference between angular 1 and angular 2 </text:p>
      <text:p text:style-name="P1">as angular 2 is completely rewritten </text:p>
      <text:p text:style-name="P1"/>
      <text:p text:style-name="P1">but there’s not a big difference between angular 2 and angular 12 </text:p>
      <text:p text:style-name="P1"/>
      <text:p text:style-name="P2">will install first project using </text:p>
      <text:p text:style-name="P2">npm install -g @angular/cli</text:p>
      <text:p text:style-name="P2"/>
      <text:p text:style-name="P3">ok so this is the command line interface which enables you to create an angular project using the terminal </text:p>
      <text:p text:style-name="P3"/>
      <text:p text:style-name="P3">now to install an angular project I have to do the following </text:p>
      <text:p text:style-name="P3">ng new <text:span text:style-name="T2">firstProject</text:span> –<text:span text:style-name="T1">no-strict –standalone false –routing fals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07:46:00.950000000</meta:creation-date>
    <dc:date>2024-01-15T12:41:11.028000000</dc:date>
    <meta:editing-duration>PT4H55M9S</meta:editing-duration>
    <meta:editing-cycles>6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8" meta:word-count="76" meta:character-count="451" meta:non-whitespace-character-count="377"/>
  </office:meta>
</office:document-meta>
</file>